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4.71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9.477cm"/>
    </style:style>
    <style:style style:name="co10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/>
    </style:style>
  </office:automatic-styles>
  <office:body>
    <office:spreadsheet>
      <table:table table:name="Sensor BoM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sig.</text:p>
          </table:table-cell>
          <table:table-cell table:style-name="ce3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5" office:value-type="string">
            <text:p>TSA P/N</text:p>
          </table:table-cell>
          <table:table-cell table:style-name="ce1" office:value-type="string">
            <text:p>Note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6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3,4</text:p>
          </table:table-cell>
          <table:table-cell office:value-type="float" office:value="2">
            <text:p>2</text:p>
          </table:table-cell>
          <table:table-cell office:value-type="string">
            <text:p>Cap Cer SM 100n 1206</text:p>
          </table:table-cell>
          <table:table-cell table:style-name="ce6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6" office:value-type="string">
            <text:p>CAP-1N-SM </text:p>
          </table:table-cell>
          <table:table-cell table:number-columns-repeated="1020"/>
        </table:table-row>
        <table:table-row table:style-name="ro2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Elect 47u 25V Radial</text:p>
          </table:table-cell>
          <table:table-cell table:style-name="ce6" office:value-type="string">
            <text:p>CAP-47U-E25V 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6" office:value-type="string">
            <text:p>DIO-1N4001-SM </text:p>
          </table:table-cell>
          <table:table-cell table:number-columns-repeated="1020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Zener 12V 6W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2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6" office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3,4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J6,7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J6,7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8" office:value-type="string">
            <text:p>CON-JUMPER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6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M2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9" office:value-type="string">
            <text:p>CON-PHD-SKT-SS </text:p>
          </table:table-cell>
          <table:table-cell table:number-columns-repeated="1020"/>
        </table:table-row>
        <table:table-row table:style-name="ro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DXL345 </text:p>
          </table:table-cell>
          <table:table-cell office:value-type="string">
            <text:p>IC-AXCL345-M</text:p>
          </table:table-cell>
          <table:table-cell office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1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00mA SMD1206</text:p>
          </table:table-cell>
          <table:table-cell table:style-name="ce7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office:value-type="string">
            <text:p>R2,3,4,5,9,13</text:p>
          </table:table-cell>
          <table:table-cell office:value-type="float" office:value="6">
            <text:p>6</text:p>
          </table:table-cell>
          <table:table-cell office:value-type="string">
            <text:p>Res SM 3K3 1206</text:p>
          </table:table-cell>
          <table:table-cell table:style-name="ce6" office:value-type="string">
            <text:p>RES-3K3-SM1206 </text:p>
          </table:table-cell>
          <table:table-cell table:number-columns-repeated="1020"/>
        </table:table-row>
        <table:table-row table:style-name="ro2">
          <table:table-cell office:value-type="string">
            <text:p>R1,6,12,14,15</text:p>
          </table:table-cell>
          <table:table-cell office:value-type="float" office:value="5">
            <text:p>5</text:p>
          </table:table-cell>
          <table:table-cell office:value-type="string">
            <text:p>Res SM 10K 1206</text:p>
          </table:table-cell>
          <table:table-cell table:style-name="ce6" office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>
            <text:p>R7,10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2">
          <table:table-cell office:value-type="string">
            <text:p>R8,11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6" office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AMS1117CS 5V</text:p>
          </table:table-cell>
          <table:table-cell table:style-name="ce10" office:value-type="string">
            <text:p>Part No?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esig.</text:p>
          </table:table-cell>
          <table:table-cell table:style-name="ce3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16" office:value-type="string">
            <text:p>TSA P/N</text:p>
          </table:table-cell>
          <table:table-cell table:style-name="ce1" office:value-type="string">
            <text:p>Build Note</text:p>
          </table:table-cell>
          <table:table-cell table:style-name="ce1" office:value-type="string">
            <text:p>Schematic Note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office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8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6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6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6" office:value-type="string">
            <text:p>CAP-1000U-E50V </text:p>
          </table:table-cell>
          <table:table-cell table:number-columns-repeated="1020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6" office:value-type="string">
            <text:p>CAP-1N-SM 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D1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Diode SM 1N4001</text:p>
          </table:table-cell>
          <table:table-cell table:style-name="ce17" office:value-type="string">
            <text:p>DIO-1N4001-SM </text:p>
          </table:table-cell>
          <table:table-cell table:style-name="ce11"/>
          <table:table-cell table:style-name="ce11" office:value-type="string">
            <text:p>Replace value with 1N4001</text:p>
          </table:table-cell>
          <table:table-cell table:style-name="ce11" table:number-columns-repeated="1018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6" office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J1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DC Inlet</text:p>
          </table:table-cell>
          <table:table-cell table:style-name="ce18" office:value-type="string">
            <text:p>CON-DC-SKT-PCB</text:p>
          </table:table-cell>
          <table:table-cell table:style-name="ce11"/>
          <table:table-cell table:style-name="ce11" office:value-type="string">
            <text:p>Add note “Fit J1 or J2'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J3-DB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B9 RA Female</text:p>
          </table:table-cell>
          <table:table-cell table:style-name="ce18" office:value-type="string">
            <text:p>CON-DB9-SKT-RA-PCB</text:p>
          </table:table-cell>
          <table:table-cell table:style-name="ce11" office:value-type="string">
            <text:p>Fit J3-DB or J3-DIN</text:p>
          </table:table-cell>
          <table:table-cell table:style-name="ce11" office:value-type="string">
            <text:p>Add note “Fit J3-DB or J3-DIN'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8" office:value-type="string">
            <text:p>CON-DIN8-SKTPCB </text:p>
          </table:table-cell>
          <table:table-cell office:value-type="string">
            <text:p>Fit J3-DB or J3-DIN</text:p>
          </table:table-cell>
          <table:table-cell table:number-columns-repeated="1019"/>
        </table:table-row>
        <table:table-row table:style-name="ro2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19" office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19" office:value-type="string">
            <text:p>CON-PHD-DR-40 </text:p>
          </table:table-cell>
          <table:table-cell table:number-columns-repeated="1020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6" office:value-type="string">
            <text:p>CON-PHD-D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6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8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TC resettable fuse 1A SMD1206</text:p>
          </table:table-cell>
          <table:table-cell table:style-name="ce20" office:value-type="string">
            <text:p>NON-STOCK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R1,5,6,9,13,17</text:p>
          </table:table-cell>
          <table:table-cell table:style-name="ce13" office:value-type="float" office:value="6">
            <text:p>6</text:p>
          </table:table-cell>
          <table:table-cell table:style-name="ce11" office:value-type="string">
            <text:p>Res SM 3K3 1206</text:p>
          </table:table-cell>
          <table:table-cell table:style-name="ce17" office:value-type="string">
            <text:p>RES-3K3-SM1206 </text:p>
          </table:table-cell>
          <table:table-cell table:style-name="ce11"/>
          <table:table-cell table:style-name="ce11" office:value-type="string">
            <text:p>Amend value to '3K3'.</text:p>
          </table:table-cell>
          <table:table-cell table:style-name="ce11" table:number-columns-repeated="1018"/>
        </table:table-row>
        <table:table-row table:style-name="ro2">
          <table:table-cell table:style-name="ce12" office:value-type="string">
            <text:p>R11,14</text:p>
          </table:table-cell>
          <table:table-cell table:style-name="ce14" office:value-type="float" office:value="2">
            <text:p>2</text:p>
          </table:table-cell>
          <table:table-cell table:style-name="ce12" office:value-type="string">
            <text:p>Res SM 680R 1206</text:p>
          </table:table-cell>
          <table:table-cell table:style-name="ce20" office:value-type="string">
            <text:p>NON-STOCK</text:p>
          </table:table-cell>
          <table:table-cell table:style-name="ce12"/>
          <table:table-cell table:style-name="ce12" office:value-type="string">
            <text:p>Rockby Stock No: 27521 Part No: -- Description: 680R 5% SMD Resistor (1206) </text:p>
          </table:table-cell>
          <table:table-cell table:style-name="ce12" table:number-columns-repeated="1018"/>
        </table:table-row>
        <table:table-row table:style-name="ro2">
          <table:table-cell office:value-type="string">
            <text:p>R12,15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6" office:value-type="string">
            <text:p>RES-100R-SM1206 </text:p>
          </table:table-cell>
          <table:table-cell table:number-columns-repeated="1020"/>
        </table:table-row>
        <table:table-row table:style-name="ro2">
          <table:table-cell office:value-type="string">
            <text:p>R2,3,4,10,16,18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6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6" office:value-type="string">
            <text:p>RES-0R-SM1206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8" office:value-type="string">
            <text:p>REL-5V-SPDT-QY23</text:p>
          </table:table-cell>
          <table:table-cell table:number-columns-repeated="1020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8" office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19" office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U3</text:p>
          </table:table-cell>
          <table:table-cell table:style-name="ce14" office:value-type="float" office:value="1">
            <text:p>1</text:p>
          </table:table-cell>
          <table:table-cell table:style-name="ce12" office:value-type="string">
            <text:p>MAX4820</text:p>
          </table:table-cell>
          <table:table-cell table:style-name="ce20" office:value-type="string">
            <text:p>NON-STOCK</text:p>
          </table:table-cell>
          <table:table-cell table:style-name="ce12" table:number-columns-repeated="1020"/>
        </table:table-row>
        <table:table-row table:style-name="ro1">
          <table:table-cell table:style-name="ce12" office:value-type="string">
            <text:p>U4</text:p>
          </table:table-cell>
          <table:table-cell table:style-name="ce14" office:value-type="float" office:value="1">
            <text:p>1</text:p>
          </table:table-cell>
          <table:table-cell table:style-name="ce12" office:value-type="string">
            <text:p>IC SM STWD100</text:p>
          </table:table-cell>
          <table:table-cell table:style-name="ce20" office:value-type="string">
            <text:p>NON-STOCK</text:p>
          </table:table-cell>
          <table:table-cell table:style-name="ce12"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6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office:value-type="string">
            <text:p>Use 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6" office:value-type="string">
            <text:p>CON-PHD-SKT-SS 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Default"/>
          <table:table-cell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/>
          <table:table-cell table:style-name="ce21"/>
          <table:table-cell table:number-columns-repeated="1020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 table:number-rows-repeated="5">
          <table:table-cell/>
          <table:table-cell table:style-name="Default"/>
          <table:table-cell/>
          <table:table-cell table:style-name="ce21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Test Plan" table:style-name="ta1" table:print="false">
        <table:table-column table:style-name="co5" table:default-cell-style-name="Default"/>
        <table:table-column table:style-name="co9" table:default-cell-style-name="ce22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Prepara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ke test harness to access used pins on RJ45.</text:p>
            <text:p>ATN will need pullup.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eck in schematic &amp; PCB files into source control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eck in BoM do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eck in build instructions doc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Power U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rify schematic and PCB plots against supplied board to check that you have correct versions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Number all boards and record results tagged with board number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oard built correctly with no shorts etc.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Power Supp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 office:value-type="string">
            <text:p>Pull all socketed parts and check for shorts between power rails and groun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voltmeter to monitor regulated rails.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5V rail voltage &amp; nois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3.3V from Arduino regulator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everse voltage does not damage anyth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overvoltage does not damage anything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Software Check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locks if they start without software configuration. It is surprising how often crystals don't start properly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reset signal is inactiv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Upload firmwa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voltages on ISP header before starting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Upload firmware with debugge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rystal if require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heck baudrate on console TX line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serial terminal and check for correct respons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12V connections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RS485 A/B bias links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RS485 A/B term link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12V bus monitor to ADC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linky LED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RS485 not enabled, check voltage on /RE &amp; DE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ATN inactiv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RS485 A/B inactiv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RS485 receive, monitor RO to check waveform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ATN drive by setting low with console.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RS485 transmit, monitor DI to check waveform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all relays open if WDOG stops toggling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DB9 fi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DIN-8 bi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power rails on correct pins on 20 pin header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y programming by Arduino</text:p>
          </table:table-cell>
          <table:table-cell table:number-columns-repeated="3"/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27/11/2022</text:date>, <text:time>07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27T07:36:35.03</dc:date>
    <meta:editing-duration>P1DT19H6M18S</meta:editing-duration>
    <meta:editing-cycles>10</meta:editing-cycles>
    <meta:generator>OpenOffice/4.1.4$Win32 OpenOffice.org_project/414m5$Build-9788</meta:generator>
    <meta:document-statistic meta:table-count="3" meta:cell-count="335" meta:object-count="0"/>
  </office:meta>
</office:document-meta>
</file>